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236cm" fo:margin-left="0.891cm" table:align="left" style:writing-mode="lr-tb"/>
    </style:style>
    <style:style style:name="Tabela1.A" style:family="table-column">
      <style:table-column-properties style:column-width="7.811cm"/>
    </style:style>
    <style:style style:name="Tabela1.B" style:family="table-column">
      <style:table-column-properties style:column-width="3.42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fo:language="pt" fo:country="BR"/>
    </style:style>
    <style:style style:name="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fo:font-style="italic" style:font-style-asian="italic" style:font-style-complex="italic"/>
    </style:style>
    <style:style style:name="P8" style:family="paragraph" style:parent-style-name="Standard">
      <style:text-properties style:font-name="Arial" fo:language="pt" fo:country="BR" fo:font-weight="bold" style:font-weight-asian="bold" style:font-name-complex="Arial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88155"/>
    </style:style>
    <style:style style:name="P11" style:family="paragraph" style:parent-style-name="Título1">
      <style:paragraph-properties fo:text-align="start" style:justify-single-word="false"/>
    </style:style>
    <style:style style:name="P12" style:family="paragraph" style:parent-style-name="Título1">
      <style:paragraph-properties fo:text-align="center" style:justify-single-word="false"/>
    </style:style>
    <style:style style:name="P13" style:family="paragraph" style:parent-style-name="Heading_20_2" style:list-style-name="">
      <style:paragraph-properties fo:margin-left="0cm" fo:margin-right="0cm" fo:text-indent="0cm" style:auto-text-indent="false"/>
    </style:style>
    <style:style style:name="P14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15" style:family="paragraph" style:parent-style-name="Título1" style:master-page-name="Standard">
      <style:paragraph-properties fo:text-align="center" style:justify-single-word="false" style:page-number="auto"/>
      <style:text-properties fo:language="pt" fo:country="BR"/>
    </style:style>
    <style:style style:name="P16" style:family="paragraph" style:parent-style-name="Text_20_body" style:list-style-name="WW8Num3"/>
    <style:style style:name="P17" style:family="paragraph" style:parent-style-name="Text_20_body" style:list-style-name="WW8Num3">
      <style:text-properties style:font-name="Times New Roman" fo:font-size="10pt" fo:language="pt" fo:country="BR" fo:font-style="italic" officeooo:paragraph-rsid="000a8e45" style:font-size-asian="10pt" style:font-style-asian="italic" style:font-size-complex="10pt" style:font-style-complex="italic"/>
    </style:style>
    <style:style style:name="P18" style:family="paragraph" style:parent-style-name="Text_20_body" style:list-style-name="WW8Num3">
      <style:text-properties style:font-name="Times New Roman" fo:font-size="10pt" fo:language="pt" fo:country="BR" fo:font-style="italic" officeooo:paragraph-rsid="000ccb54" style:font-size-asian="10pt" style:font-style-asian="italic" style:font-size-complex="10pt" style:font-style-complex="italic"/>
    </style:style>
    <style:style style:name="P19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fo:font-style="italic" officeooo:rsid="001156be" officeooo:paragraph-rsid="00088155" style:font-style-asian="italic" style:font-style-complex="italic"/>
    </style:style>
    <style:style style:name="P20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fo:font-style="italic" officeooo:rsid="000e435d" officeooo:paragraph-rsid="00088155" style:font-style-asian="italic" style:font-style-complex="italic"/>
    </style:style>
    <style:style style:name="P21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fo:font-style="italic" officeooo:paragraph-rsid="00088155" style:font-style-asian="italic" style:font-style-complex="italic"/>
    </style:style>
    <style:style style:name="P22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fo:font-style="italic" officeooo:rsid="000e4a9f" officeooo:paragraph-rsid="00088155" style:font-style-asian="italic" style:font-style-complex="italic"/>
    </style:style>
    <style:style style:name="P23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fo:font-style="italic" officeooo:rsid="00150221" officeooo:paragraph-rsid="00088155" style:font-style-asian="italic" style:font-style-complex="italic"/>
    </style:style>
    <style:style style:name="P24" style:family="paragraph" style:parent-style-name="Text_20_body" style:list-style-name="WW8Num3">
      <style:paragraph-properties fo:margin-top="0.106cm" fo:margin-bottom="0.212cm" loext:contextual-spacing="false"/>
      <style:text-properties style:font-name="Times New Roman" fo:font-size="10pt" fo:language="pt" fo:country="BR" fo:font-style="italic" officeooo:paragraph-rsid="000a8e45" style:font-size-asian="10pt" style:font-style-asian="italic" style:font-size-complex="10pt" style:font-style-complex="italic"/>
    </style:style>
    <style:style style:name="P25" style:family="paragraph" style:parent-style-name="Text_20_body" style:list-style-name="WW8Num3">
      <style:paragraph-properties fo:margin-top="0.106cm" fo:margin-bottom="0.212cm" loext:contextual-spacing="false"/>
      <style:text-properties style:font-name="Times New Roman" fo:font-size="10pt" fo:language="pt" fo:country="BR" fo:font-style="italic" officeooo:paragraph-rsid="000ccb54" style:font-size-asian="10pt" style:font-style-asian="italic" style:font-size-complex="10pt" style:font-style-complex="italic"/>
    </style:style>
    <style:style style:name="P26" style:family="paragraph" style:parent-style-name="Text_20_body" style:list-style-name="WW8Num3">
      <style:paragraph-properties fo:margin-top="0.106cm" fo:margin-bottom="0.212cm" loext:contextual-spacing="false"/>
      <style:text-properties style:font-name="Times New Roman" fo:font-size="10pt" fo:language="pt" fo:country="BR" fo:font-style="italic" officeooo:rsid="000e4a9f" officeooo:paragraph-rsid="000a8e45" style:font-size-asian="10pt" style:font-style-asian="italic" style:font-size-complex="10pt" style:font-style-complex="italic"/>
    </style:style>
    <style:style style:name="P27" style:family="paragraph" style:parent-style-name="Text_20_body" style:list-style-name="WW8Num3">
      <style:paragraph-properties fo:margin-top="0.106cm" fo:margin-bottom="0.212cm" loext:contextual-spacing="false"/>
      <style:text-properties style:font-name="Times New Roman" fo:font-size="10pt" fo:language="pt" fo:country="BR" fo:font-style="italic" officeooo:rsid="000ccb54" officeooo:paragraph-rsid="000ccb54" style:font-size-asian="10pt" style:font-style-asian="italic" style:font-size-complex="10pt" style:font-style-complex="italic"/>
    </style:style>
    <style:style style:name="P28" style:family="paragraph" style:parent-style-name="Text_20_body" style:list-style-name="WW8Num3">
      <style:paragraph-properties fo:margin-top="0.106cm" fo:margin-bottom="0.212cm" loext:contextual-spacing="false"/>
      <style:text-properties style:font-name="Times New Roman" fo:font-size="10pt" fo:font-style="italic" officeooo:paragraph-rsid="000a8e45" style:font-size-asian="10pt" style:font-style-asian="italic" style:font-size-complex="10pt" style:font-style-complex="italic"/>
    </style:style>
    <style:style style:name="P29" style:family="paragraph" style:parent-style-name="Text_20_body" style:list-style-name="WW8Num2">
      <style:paragraph-properties fo:margin-left="2.501cm" fo:margin-right="0cm" fo:text-indent="-0.501cm" style:auto-text-indent="false"/>
      <style:text-properties fo:language="pt" fo:country="BR" fo:font-style="italic" style:font-style-asian="italic" style:font-style-complex="italic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088155"/>
    </style:style>
    <style:style style:name="T3" style:family="text">
      <style:text-properties officeooo:rsid="000ddb44"/>
    </style:style>
    <style:style style:name="T4" style:family="text">
      <style:text-properties officeooo:rsid="001156be"/>
    </style:style>
    <style:style style:name="T5" style:family="text">
      <style:text-properties officeooo:rsid="000e435d"/>
    </style:style>
    <style:style style:name="T6" style:family="text">
      <style:text-properties officeooo:rsid="000e4a9f"/>
    </style:style>
    <style:style style:name="T7" style:family="text">
      <style:text-properties officeooo:rsid="000a017a"/>
    </style:style>
    <style:style style:name="T8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G</text:span>V – <text:span text:style-name="T2">Gabinete Virtual</text:span></text:p>
      <text:p text:style-name="P12">Plano de Iteração 3 (IC1)</text:p>
      <text:p text:style-name="P11"/>
      <text:list xml:id="list8622716384354233571" text:style-name="WW8Num1">
        <text:list-item>
          <text:h text:style-name="Heading_20_1" text:outline-level="1">Marcos Importantes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<text:bookmark text:name="OLE_LINK1"/>Marco</text:p>
          </table:table-cell>
          <table:table-cell table:style-name="Tabela1.B1" office:value-type="string">
            <text:p text:style-name="P5">Data</text:p>
          </table:table-cell>
        </table:table-row>
        <table:table-row table:style-name="Tabela1.1">
          <table:table-cell table:style-name="Tabela1.A1" office:value-type="string">
            <text:p text:style-name="Standard">Início da Iteração</text:p>
          </table:table-cell>
          <table:table-cell table:style-name="Tabela1.B1" office:value-type="string">
            <text:p text:style-name="P10"><text:span text:style-name="T3">23</text:span>/03/201<text:span text:style-name="T4">5</text:span></text:p>
          </table:table-cell>
        </table:table-row>
        <table:table-row table:style-name="Tabela1.1">
          <table:table-cell table:style-name="Tabela1.A1" office:value-type="string">
            <text:p text:style-name="Standard">Final da Iteração</text:p>
          </table:table-cell>
          <table:table-cell table:style-name="Tabela1.B1" office:value-type="string">
            <text:p text:style-name="P10"><text:span text:style-name="T3">22</text:span>/0<text:span text:style-name="T3">4</text:span>/201<text:span text:style-name="T4">5</text:span></text:p>
          </table:table-cell>
        </table:table-row>
      </table:table>
      <text:p text:style-name="P9"/>
      <text:list xml:id="list220229146176713" text:continue-numbering="true" text:style-name="WW8Num1">
        <text:list-item>
          <text:h text:style-name="Heading_20_1" text:outline-level="1">Objetivos Principais</text:h>
        </text:list-item>
      </text:list>
      <text:list xml:id="list1652036015534163276" text:style-name="WW8Num3">
        <text:list-item>
          <text:p text:style-name="P19">Criação do Plano de Iteração e da Lista de itens de trabalho</text:p>
        </text:list-item>
        <text:list-item>
          <text:p text:style-name="P20">Refinamento do Documento de Visão</text:p>
        </text:list-item>
        <text:list-item>
          <text:p text:style-name="P21"><text:span text:style-name="T5">Refinamento do Documento</text:span> d<text:span text:style-name="T5">e</text:span> <text:span text:style-name="T5">A</text:span>rquitetura</text:p>
        </text:list-item>
        <text:list-item>
          <text:p text:style-name="P22">Criação do Ambiente de Desenvolvimento</text:p>
        </text:list-item>
        <text:list-item>
          <text:p text:style-name="P20">Refinamento do projeto de Interface</text:p>
        </text:list-item>
        <text:list-item>
          <text:p text:style-name="P20">Detalhamento de Requisitos para o <text:span text:style-name="T6">Cadastro de Servidores</text:span></text:p>
        </text:list-item>
        <text:list-item>
          <text:p text:style-name="P20">Detalhamento de Requisitos para o <text:span text:style-name="T6">Cadastro de Setores</text:span></text:p>
        </text:list-item>
        <text:list-item>
          <text:p text:style-name="P20">Projeto e Implementação da funcionalidade de <text:span text:style-name="T6">Cadastro de Servidores</text:span></text:p>
        </text:list-item>
        <text:list-item>
          <text:p text:style-name="P20">Projeto e Implementação da funcionalidade de <text:span text:style-name="T6">Cadastro de Setores</text:span></text:p>
        </text:list-item>
        <text:list-item>
          <text:p text:style-name="P23"><text:span text:style-name="T6">T</text:span>estes de Unidade</text:p>
          <text:p text:style-name="P23"/>
        </text:list-item>
      </text:list>
      <text:list xml:id="list220229156160526" text:continue-list="list220229146176713" text:style-name="WW8Num1">
        <text:list-item>
          <text:h text:style-name="Heading_20_1" text:outline-level="1">Atribuições Itens de Trabalho</text:h>
        </text:list-item>
      </text:list>
      <text:p text:style-name="Text_20_body"><draw:frame draw:style-name="fr1" draw:name="Objeto1" text:anchor-type="paragraph" svg:x="-2.54cm" svg:y="0.053cm" svg:width="21.59cm" svg:height="5.7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><text:soft-page-break/></text:p>
      <text:list xml:id="list220229158165446" text:continue-numbering="true" text:style-name="WW8Num1">
        <text:list-item>
          <text:h text:style-name="Heading_20_1" text:outline-level="1">Questões</text:h>
        </text:list-item>
      </text:list>
      <text:list xml:id="list220229159166716" text:continue-list="list1652036015534163276" text:style-name="WW8Num3">
        <text:list-item>
          <text:p text:style-name="P16">Não se aplica</text:p>
        </text:list-item>
      </text:list>
      <text:list xml:id="list220229159180976" text:continue-list="list220229158165446" text:style-name="WW8Num1">
        <text:list-item>
          <text:h text:style-name="Heading_20_1" text:outline-level="1">Critérios de Avaliação</text:h>
        </text:list-item>
      </text:list>
      <text:list xml:id="list220229160164031" text:continue-list="list220229159166716" text:style-name="WW8Num3">
        <text:list-item>
          <text:p text:style-name="P24">Plano de Projeto (planejamento inicial)</text:p>
        </text:list-item>
        <text:list-item>
          <text:p text:style-name="P28">Plano de Iteração</text:p>
        </text:list-item>
        <text:list-item>
          <text:p text:style-name="P24">Lista de Itens de Trabalho</text:p>
        </text:list-item>
        <text:list-item>
          <text:p text:style-name="P24">Documento de Visão<text:span text:style-name="T6">(refinado)</text:span></text:p>
        </text:list-item>
        <text:list-item>
          <text:p text:style-name="P24">Documento de Arquitetura <text:span text:style-name="T6">(refinado)</text:span></text:p>
        </text:list-item>
        <text:list-item>
          <text:p text:style-name="P26">Projeto de interface (refinado)</text:p>
        </text:list-item>
        <text:list-item>
          <text:p text:style-name="P26">Ambiente de Desenvolvimento</text:p>
        </text:list-item>
        <text:list-item>
          <text:p text:style-name="P17">Incluir um <text:span text:style-name="T7">servidor</text:span> no banco de dados.</text:p>
        </text:list-item>
        <text:list-item>
          <text:p text:style-name="P24">Alterar um <text:span text:style-name="T7">servidor </text:span>no banco de dados.</text:p>
        </text:list-item>
        <text:list-item>
          <text:p text:style-name="P27">Excluir um <text:span text:style-name="T7">servidor</text:span> no banco de dados.</text:p>
        </text:list-item>
        <text:list-item>
          <text:p text:style-name="P27">Consultar um <text:span text:style-name="T7">servidor</text:span> no banco de dados.</text:p>
        </text:list-item>
        <text:list-item>
          <text:p text:style-name="P18">Incluir um <text:span text:style-name="T7">setor </text:span>no banco de dados.</text:p>
        </text:list-item>
        <text:list-item>
          <text:p text:style-name="P25">Alterar um <text:span text:style-name="T7">setor </text:span>no banco de dados.</text:p>
        </text:list-item>
        <text:list-item>
          <text:p text:style-name="P27">Excluir um <text:span text:style-name="T7">se</text:span>tor no banco de dados.</text:p>
        </text:list-item>
        <text:list-item>
          <text:p text:style-name="P27">Consultar um <text:span text:style-name="T7">se</text:span>tor no banco de dados.</text:p>
        </text:list-item>
      </text:list>
      <text:list xml:id="list220229171175739" text:continue-list="list220229159180976" text:style-name="WW8Num1">
        <text:list-item>
          <text:h text:style-name="Heading_20_1" text:outline-level="1">Avaliação</text:h>
        </text:list-item>
      </text:list>
      <text:p text:style-name="Standard"/>
      <text:h text:style-name="P13" text:outline-level="2">Avaliação em relação aos objetivos</text:h>
      <text:p text:style-name="P7"/>
      <text:h text:style-name="P14" text:outline-level="2">Outras preocupações e desvios</text:h>
      <text:list xml:id="list1671790249640739762" text:style-name="WW8Num2">
        <text:list-header>
          <text:p text:style-name="P29"/>
        </text:list-header>
      </text:list>
      <text:h text:style-name="P14" text:outline-level="2">Lições Aprendidas</text:h>
      <text:p text:style-name="P6"/>
      <text:p text:style-name="P8"><text:tab/></text:p>
      <text:list xml:id="list220229175159226" text:continue-numbering="true" text:style-name="WW8Num2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ítulo1" style:family="paragraph" style:parent-style-name="Standard" style:nex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Num4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5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style:font-name="Times" fo:font-family="Times, 'Times New Roman'" style:font-family-generic="roman" style:font-pitch="variable" fo:font-style="italic" style:font-style-asian="italic" style:font-name-complex="Times" style:font-family-complex="Times, 'Times New Roman'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language="pt" fo:country="BR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language="pt" fo:country="BR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/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8Num2ztrue" style:family="text"/>
    <style:style style:name="WW-WW8Num2ztrue" style:family="text"/>
    <style:style style:name="WW-WW8Num2ztrue1" style:family="text"/>
    <style:style style:name="WW-WW8Num2ztrue2" style:family="text"/>
    <style:style style:name="WW-WW8Num2ztrue3" style:family="text"/>
    <style:style style:name="WW-WW8Num2ztrue4" style:family="text"/>
    <style:style style:name="WW-WW8Num2ztrue5" style:family="text"/>
    <style:style style:name="WW-WW8Num2ztrue6" style:family="text"/>
    <style:style style:name="WW8Num4ztrue" style:family="text"/>
    <style:style style:name="WW-WW8Num4ztrue" style:family="text"/>
    <style:style style:name="WW-WW8Num4ztrue1" style:family="text"/>
    <style:style style:name="WW-WW8Num4ztrue2" style:family="text"/>
    <style:style style:name="WW-WW8Num4ztrue3" style:family="text"/>
    <style:style style:name="WW-WW8Num4ztrue4" style:family="text"/>
    <style:style style:name="WW8Num5ztrue" style:family="text"/>
    <style:style style:name="WW-WW8Num5ztrue" style:family="text"/>
    <style:style style:name="WW-WW8Num5ztrue1" style:family="text"/>
    <style:style style:name="WW-WW8Num5ztrue2" style:family="text"/>
    <style:style style:name="WW-WW8Num5ztrue3" style:family="text"/>
    <style:style style:name="WW-WW8Num5ztrue4" style:family="text"/>
    <style:style style:name="WW-WW8Num5ztrue5" style:family="text"/>
    <style:style style:name="WW-WW8Num5ztrue6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044cm" fo:margin-left="-0.277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79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style:font-name="Symbol" style:font-name-asian="Symbol" style:font-name-complex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GV – Gabinete Virtual</text:p>
            </table:table-cell>
            <table:table-cell table:style-name="Tabela3.B1" office:value-type="string">
              <text:p text:style-name="MP2"/>
            </table:table-cell>
          </table:table-row>
          <table:table-row table:style-name="Tabela3.1">
            <table:table-cell table:style-name="Tabela3.A1" office:value-type="string">
              <text:p text:style-name="Standard">Plano de Iteração 1 (I1)</text:p>
            </table:table-cell>
            <table:table-cell table:style-name="Tabela3.B1" office:value-type="string">
              <text:p text:style-name="Standard"><text:s text:c="2"/>Data: <text:s/>26/03/2015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Standard">Confidential</text:p>
            </table:table-cell>
            <table:table-cell table:style-name="Tabela2.A1" office:value-type="string">
              <text:p text:style-name="MP3"><text:span text:style-name="MT1"></text:span><text:user-defined style:data-style-name="N0" text:name="Company"/>, <text:date style:data-style-name="N106" text:date-value="2015-03-26T22:02:29.101000302">2015</text:date></text:p>
            </table:table-cell>
            <table:table-cell table:style-name="Tabela2.A1" office:value-type="string">
              <text:p text:style-name="MP4"/>
            </table:table-cell>
          </table:table-row>
        </table:table>
        <text:p text:style-name="Footer">Page <text:span text:style-name="Page_20_Number"><text:page-number text:select-page="current">1</text:page-number></text:span><text:span text:style-name="Page_20_Number"> of 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 - 3</dc:title>
    <dc:subject>Genesis Supply Chain Project</dc:subject>
    <meta:initial-creator>Per Kroll</meta:initial-creator>
    <meta:creation-date>2007-07-20T16:15:00</meta:creation-date>
    <dc:date>2015-03-26T22:02:28.904000000</dc:date>
    <meta:editing-cycles>9</meta:editing-cycles>
    <meta:editing-duration>PT1H42M56S</meta:editing-duration>
    <meta:generator>LibreOffice/4.3.1.2$Windows_x86 LibreOffice_project/958349dc3b25111dbca392fbc281a05559ef6848</meta:generator>
    <meta:document-statistic meta:table-count="3" meta:image-count="0" meta:object-count="1" meta:page-count="2" meta:paragraph-count="53" meta:word-count="250" meta:character-count="1406" meta:non-whitespace-character-count="12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57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8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418cm" fo:min-width="2.42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5.796cm" fo:min-width="2.38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6.142cm" fo:min-width="2.42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4">
          <table:table-cell table:number-columns-repeated="6"/>
        </table:table-row>
        <table:table-row table:style-name="ro2">
          <table:table-cell table:style-name="ce1" office:value-type="string" calcext:value-type="string">
            <text:p>Nome/Descrição</text:p>
          </table:table-cell>
          <table:table-cell table:style-name="ce4" office:value-type="string" calcext:value-type="string">
            <office:annotation draw:style-name="gr1" draw:text-style-name="P1" svg:width="2.921cm" svg:height="3.678cm" svg:x="13.006cm" svg:y="17.571cm" draw:caption-point-x="-0.597cm" draw:caption-point-y="0.01cm">
              <dc:date>2015-03-26T00:00:00</dc:date>
              <text:p text:style-name="P1"><text:span text:style-name="T1">A prioridade é definida para os requisitos do projeto e são estabelecidas de acordo com o DV. </text:span></text:p>
              <text:p text:style-name="P1"><text:span text:style-name="T1">1 – Crítico</text:span></text:p>
              <text:p text:style-name="P1"><text:span text:style-name="T1">2 – Importante</text:span></text:p>
              <text:p text:style-name="P1"><text:span text:style-name="T1">3 – Útil</text:span></text:p>
            </office:annotation>
            <text:p>Prioridade</text:p>
          </table:table-cell>
          <table:table-cell table:style-name="ce1" office:value-type="string" calcext:value-type="string">
            <text:p>Estimativa Tamanho (pontos)</text:p>
          </table:table-cell>
          <table:table-cell table:style-name="ce1" office:value-type="string" calcext:value-type="string">
            <office:annotation draw:style-name="gr2" draw:text-style-name="P1" svg:width="2.888cm" svg:height="6.056cm" svg:x="19.488cm" svg:y="17.571cm" draw:caption-point-x="-0.598cm" draw:caption-point-y="0.01cm">
              <dc:date>2015-03-26T00:00:00</dc:date>
              <text:p text:style-name="P1"><text:span text:style-name="T1">O esforço de desenvolvimento é calculado emhoras e é dado de acordo com a estimativa de cada requisito. A Tabela utilizada como referência nesse projeto para conversão de pontos em horas se encontra na pasta </text:span><text:span text:style-name="T2">Outros</text:span><text:span text:style-name="T1"> do repositório</text:span></text:p>
            </office:annotation>
            <text:p>Esforço Desenvolvimento</text:p>
          </table:table-cell>
          <table:table-cell table:style-name="ce1" office:value-type="string" calcext:value-type="string">
            <office:annotation draw:style-name="gr3" draw:text-style-name="P1" svg:width="2.921cm" svg:height="6.402cm" svg:x="21.781cm" svg:y="17.571cm" draw:caption-point-x="-0.598cm" draw:caption-point-y="0.01cm">
              <dc:date>2015-03-26T00:00:00</dc:date>
              <text:p text:style-name="P1"><text:span text:style-name="T2">Novo: </text:span><text:span text:style-name="T1">item de trabalho novo que ainda não possui responsável para sua elaboração</text:span></text:p>
              <text:p text:style-name="P1"><text:span text:style-name="T2"/></text:p>
              <text:p text:style-name="P1"><text:span text:style-name="T2">Atribuido:</text:span><text:span text:style-name="T1"> item de trabalho já possui um responsável para sua elaboração</text:span></text:p>
              <text:p text:style-name="P1"><text:span text:style-name="T1"/></text:p>
              <text:p text:style-name="P1"><text:span text:style-name="T2">Pronto:</text:span><text:span text:style-name="T1"> item já elaborado</text:span></text:p>
              <text:p text:style-name="P1"><text:span text:style-name="T1"/></text:p>
            </office:annotation>
            <text:p>Estado</text:p>
          </table:table-cell>
          <table:table-cell table:style-name="ce6" office:value-type="string" calcext:value-type="string">
            <text:p>Atribuído para</text:p>
          </table:table-cell>
        </table:table-row>
        <table:table-row table:style-name="ro1">
          <table:table-cell table:style-name="ce2" office:value-type="string" calcext:value-type="string">
            <text:p>Plano de Projeto</text:p>
          </table:table-cell>
          <table:table-cell table:style-name="ce5" table:number-columns-repeated="3"/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João</text:p>
          </table:table-cell>
        </table:table-row>
        <table:table-row table:style-name="ro1">
          <table:table-cell table:style-name="ce3" office:value-type="string" calcext:value-type="string">
            <text:p>Plano de Iteração I1</text:p>
          </table:table-cell>
          <table:table-cell table:style-name="ce5" table:number-columns-repeated="3"/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João</text:p>
          </table:table-cell>
        </table:table-row>
        <table:table-row table:style-name="ro1">
          <table:table-cell table:style-name="ce3" office:value-type="string" calcext:value-type="string">
            <text:p>Lista de Itens de Trabalho</text:p>
          </table:table-cell>
          <table:table-cell table:style-name="ce5" table:number-columns-repeated="3"/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João</text:p>
          </table:table-cell>
        </table:table-row>
        <table:table-row table:style-name="ro1">
          <table:table-cell table:style-name="ce3" office:value-type="string" calcext:value-type="string">
            <text:p>Projeto de Interface</text:p>
          </table:table-cell>
          <table:table-cell table:style-name="ce5" table:number-columns-repeated="2"/>
          <table:table-cell table:style-name="ce5" office:value-type="string" calcext:value-type="string">
            <text:p>10 horas</text:p>
          </table:table-cell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Pedro</text:p>
          </table:table-cell>
        </table:table-row>
        <table:table-row table:style-name="ro1">
          <table:table-cell table:style-name="ce3" office:value-type="string" calcext:value-type="string">
            <text:p>Documento de Arquitetura Candidata</text:p>
          </table:table-cell>
          <table:table-cell table:style-name="ce5" table:number-columns-repeated="2"/>
          <table:table-cell table:style-name="ce5" office:value-type="string" calcext:value-type="string">
            <text:p>12 horas</text:p>
          </table:table-cell>
          <table:table-cell table:style-name="ce5" office:value-type="string" calcext:value-type="string">
            <text:p>Atribuido</text:p>
          </table:table-cell>
          <table:table-cell table:style-name="ce7" office:value-type="string" calcext:value-type="string">
            <text:p>Felipe/Jonathan/Sérgio</text:p>
          </table:table-cell>
        </table:table-row>
        <table:table-row table:style-name="ro1">
          <table:table-cell table:style-name="ce2" office:value-type="string" calcext:value-type="string">
            <text:p>Ambiente de Desenvolvimento</text:p>
          </table:table-cell>
          <table:table-cell table:style-name="ce5" table:number-columns-repeated="2"/>
          <table:table-cell table:style-name="ce5" office:value-type="string" calcext:value-type="string">
            <text:p>8 horas</text:p>
          </table:table-cell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Sérgio</text:p>
          </table:table-cell>
        </table:table-row>
        <table:table-row table:style-name="ro1">
          <table:table-cell table:style-name="ce2" office:value-type="string" calcext:value-type="string">
            <text:p>Documento de Visão (Product Backlog)</text:p>
          </table:table-cell>
          <table:table-cell table:style-name="ce5" table:number-columns-repeated="2"/>
          <table:table-cell table:style-name="ce5" office:value-type="string" calcext:value-type="string">
            <text:p>8 horas</text:p>
          </table:table-cell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Denilson</text:p>
          </table:table-cell>
        </table:table-row>
        <table:table-row table:style-name="ro1">
          <table:table-cell table:style-name="ce2" office:value-type="string" calcext:value-type="string">
            <text:p>História de usuário e critérios de validação cadastro servidores</text:p>
          </table:table-cell>
          <table:table-cell table:style-name="ce5" table:number-columns-repeated="2"/>
          <table:table-cell table:style-name="ce5" office:value-type="string" calcext:value-type="string">
            <text:p>3 horas</text:p>
          </table:table-cell>
          <table:table-cell table:style-name="ce5" office:value-type="string" calcext:value-type="string">
            <text:p>Atribuido</text:p>
          </table:table-cell>
          <table:table-cell table:style-name="ce7" office:value-type="string" calcext:value-type="string">
            <text:p>Denilson/Eduarda/Michelly / Silvio</text:p>
          </table:table-cell>
        </table:table-row>
        <table:table-row table:style-name="ro1">
          <table:table-cell table:style-name="ce2" office:value-type="string" calcext:value-type="string">
            <text:p>Cadastro servidores </text:p>
          </table:table-cell>
          <table:table-cell table:style-name="ce5" office:value-type="string" calcext:value-type="string">
            <text:p>Crítico</text:p>
          </table:table-cell>
          <table:table-cell table:style-name="ce5"/>
          <table:table-cell table:style-name="ce5" office:value-type="string" calcext:value-type="string">
            <text:p>5 horas</text:p>
          </table:table-cell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Equipe</text:p>
          </table:table-cell>
        </table:table-row>
        <table:table-row table:style-name="ro1">
          <table:table-cell table:style-name="ce2" office:value-type="string" calcext:value-type="string">
            <text:p>História de usuário e critérios de validação cadastro setor</text:p>
          </table:table-cell>
          <table:table-cell table:style-name="ce5" table:number-columns-repeated="2"/>
          <table:table-cell table:style-name="ce5" office:value-type="string" calcext:value-type="string">
            <text:p>3 horas</text:p>
          </table:table-cell>
          <table:table-cell table:style-name="ce5" office:value-type="string" calcext:value-type="string">
            <text:p>Atribuido</text:p>
          </table:table-cell>
          <table:table-cell table:style-name="ce7" office:value-type="string" calcext:value-type="string">
            <text:p>Denilson/Eduarda/Michelly <text:s/>/ Silvio</text:p>
          </table:table-cell>
        </table:table-row>
        <table:table-row table:style-name="ro1">
          <table:table-cell table:style-name="ce2" office:value-type="string" calcext:value-type="string">
            <text:p>Modelagem cadastro setor e servidor</text:p>
          </table:table-cell>
          <table:table-cell table:style-name="ce5" table:number-columns-repeated="2"/>
          <table:table-cell table:style-name="ce5" office:value-type="string" calcext:value-type="string">
            <text:p>2 horas</text:p>
          </table:table-cell>
          <table:table-cell table:style-name="ce5" office:value-type="string" calcext:value-type="string">
            <text:p>Atribuido</text:p>
          </table:table-cell>
          <table:table-cell table:style-name="ce7" office:value-type="string" calcext:value-type="string">
            <text:p>Denilson/Eduarda/Michelly <text:s/>/ Silvio</text:p>
          </table:table-cell>
        </table:table-row>
        <table:table-row table:style-name="ro1">
          <table:table-cell table:style-name="ce2" office:value-type="string" calcext:value-type="string">
            <text:p>Cadastro setor</text:p>
          </table:table-cell>
          <table:table-cell table:style-name="ce5" office:value-type="string" calcext:value-type="string">
            <text:p>Crítico</text:p>
          </table:table-cell>
          <table:table-cell table:style-name="ce5"/>
          <table:table-cell table:style-name="ce5" office:value-type="string" calcext:value-type="string">
            <text:p>5 horas</text:p>
          </table:table-cell>
          <table:table-cell table:style-name="ce5" office:value-type="string" calcext:value-type="string">
            <text:p>Atribuido</text:p>
          </table:table-cell>
          <table:table-cell table:style-name="ce5" office:value-type="string" calcext:value-type="string">
            <text:p>Equipe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54:32.9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